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2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8c405"/>
    </style:style>
    <style:style style:name="P2" style:family="paragraph" style:parent-style-name="_5f_code">
      <style:text-properties officeooo:paragraph-rsid="004a7c5b"/>
    </style:style>
    <style:style style:name="P3" style:family="paragraph" style:parent-style-name="_5f_heading_5f_2">
      <style:text-properties fo:font-variant="normal" fo:text-transform="none" style:font-name="Bebas Neue Pro" fo:font-size="18pt" officeooo:rsid="00456523" officeooo:paragraph-rsid="00456523"/>
    </style:style>
    <style:style style:name="P4" style:family="paragraph" style:parent-style-name="_5f_text">
      <style:text-properties officeooo:rsid="004540bb" officeooo:paragraph-rsid="004540bb"/>
    </style:style>
    <style:style style:name="P5" style:family="paragraph" style:parent-style-name="_5f_text">
      <style:text-properties officeooo:paragraph-rsid="004540bb"/>
    </style:style>
    <style:style style:name="P6" style:family="paragraph" style:parent-style-name="_5f_text">
      <style:text-properties officeooo:rsid="004356df"/>
    </style:style>
    <style:style style:name="P7" style:family="paragraph" style:parent-style-name="_5f_text">
      <style:text-properties fo:language="ru" fo:country="RU" officeooo:rsid="0047e6bc" officeooo:paragraph-rsid="0047e6bc"/>
    </style:style>
    <style:style style:name="P8" style:family="paragraph" style:parent-style-name="_5f_text">
      <style:text-properties officeooo:rsid="0048c405" officeooo:paragraph-rsid="0048c405"/>
    </style:style>
    <style:style style:name="P9" style:family="paragraph" style:parent-style-name="_5f_text">
      <style:text-properties officeooo:paragraph-rsid="004c0b4a"/>
    </style:style>
    <style:style style:name="P10" style:family="paragraph" style:parent-style-name="_5f_text">
      <style:text-properties style:font-name="Calibri Light1" fo:font-size="10pt" fo:language="ru" fo:country="RU" fo:font-weight="250" officeooo:rsid="004e9a33" officeooo:paragraph-rsid="0049195e"/>
    </style:style>
    <style:style style:name="P11" style:family="paragraph" style:parent-style-name="_5f_text">
      <style:text-properties style:font-name="Calibri Light1" fo:font-size="10pt" fo:language="ru" fo:country="RU" fo:font-weight="250" officeooo:rsid="005041af" officeooo:paragraph-rsid="005041af"/>
    </style:style>
    <style:style style:name="P12" style:family="paragraph" style:parent-style-name="_5f_text">
      <style:text-properties officeooo:paragraph-rsid="0048c405"/>
    </style:style>
    <style:style style:name="P13" style:family="paragraph" style:parent-style-name="_5f_text">
      <style:text-properties officeooo:paragraph-rsid="004c0b4a"/>
    </style:style>
    <style:style style:name="P14" style:family="paragraph" style:parent-style-name="_5f_text">
      <style:text-properties officeooo:paragraph-rsid="00528557"/>
    </style:style>
    <style:style style:name="P15" style:family="paragraph" style:parent-style-name="_5f_text">
      <style:text-properties officeooo:rsid="0053dc7d" officeooo:paragraph-rsid="0053dc7d"/>
    </style:style>
    <style:style style:name="P16" style:family="paragraph" style:parent-style-name="_5f_text">
      <style:text-properties officeooo:rsid="004540bb" officeooo:paragraph-rsid="004540b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12e3d"/>
    </style:style>
    <style:style style:name="T3" style:family="text">
      <style:text-properties fo:language="en" fo:country="US" officeooo:rsid="00528557"/>
    </style:style>
    <style:style style:name="T4" style:family="text">
      <style:text-properties officeooo:rsid="004540bb"/>
    </style:style>
    <style:style style:name="T5" style:family="text">
      <style:text-properties fo:language="ru" fo:country="RU" officeooo:rsid="004540bb"/>
    </style:style>
    <style:style style:name="T6" style:family="text">
      <style:text-properties fo:language="ru" fo:country="RU" officeooo:rsid="00528557"/>
    </style:style>
    <style:style style:name="T7" style:family="text">
      <style:text-properties style:font-name="Calibri Light1" fo:font-size="10pt" fo:font-weight="250" officeooo:rsid="00456523"/>
    </style:style>
    <style:style style:name="T8" style:family="text">
      <style:text-properties style:font-name="Calibri Light1" fo:font-size="10pt" fo:font-weight="250" officeooo:rsid="004dc6c2"/>
    </style:style>
    <style:style style:name="T9" style:family="text">
      <style:text-properties style:font-name="Calibri Light1" fo:font-size="10pt" fo:font-weight="250" officeooo:rsid="00528557"/>
    </style:style>
    <style:style style:name="T10" style:family="text">
      <style:text-properties style:font-name="Calibri Light1" fo:font-size="10pt" fo:language="ru" fo:country="RU" fo:font-weight="250" officeooo:rsid="00528557"/>
    </style:style>
    <style:style style:name="T11" style:family="text">
      <style:text-properties fo:font-variant="normal" fo:text-transform="none" fo:color="#6a737d" loext:opacity="100%" style:font-name="SFMono-Regular" fo:font-size="9.75pt" fo:letter-spacing="normal" fo:font-style="normal" fo:font-weight="normal"/>
    </style:style>
    <style:style style:name="T12" style:family="text">
      <style:text-properties officeooo:rsid="0048c405"/>
    </style:style>
    <style:style style:name="T13" style:family="text">
      <style:text-properties officeooo:rsid="004a7c5b"/>
    </style:style>
    <style:style style:name="T14" style:family="text">
      <style:text-properties style:font-name="Consolas" fo:font-size="9pt" fo:language="ru" fo:country="RU" fo:font-weight="normal" officeooo:rsid="004a7c5b"/>
    </style:style>
    <style:style style:name="T15" style:family="text">
      <style:text-properties officeooo:rsid="004c0b4a"/>
    </style:style>
    <style:style style:name="T16" style:family="text">
      <style:text-properties officeooo:rsid="004dc6c2"/>
    </style:style>
    <style:style style:name="T17" style:family="text">
      <style:text-properties officeooo:rsid="004e9a33"/>
    </style:style>
    <style:style style:name="T18" style:family="text">
      <style:text-properties officeooo:rsid="005285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Разработчики </text:span><text:a xlink:type="simple" xlink:href="https://github.com/axios/axios#features" text:style-name="Internet_20_link" text:visited-style-name="Visited_20_Internet_20_Link"><text:span text:style-name="T1">https://github.com/axios/axios#features</text:span></text:a></text:p>
      <text:p text:style-name="_5f_comment">Мануал в конце заметок.</text:p>
      <text:p text:style-name="P7">На русский язык: axios создает запрос <text:span text:style-name="T1">html </text:span>и отправляет его по адресу. Конфигурация запроса прописана по умолчанию, кроме <text:span text:style-name="T1">URL. </text:span>Он должен задаваться <text:span text:style-name="T17">обязательно.</text:span> По умолчанию <text:span text:style-name="T17">генерируется</text:span> <text:span text:style-name="T1">GET </text:span>запрос. <text:span text:style-name="T12">Все методы </text:span><text:span text:style-name="T17">перечислены</text:span><text:span text:style-name="T12"> ниже. Обычно у всех примеры начинаются с кода:</text:span></text:p>
      <text:p text:style-name="_5f_code">import axios from "axios";</text:p>
      <text:p text:style-name="_5f_code"/>
      <text:p text:style-name="_5f_code">export default axios.create({</text:p>
      <text:p text:style-name="_5f_code"><text:s text:c="2"/>baseURL: "http://localhost:8080/api",</text:p>
      <text:p text:style-name="_5f_code"><text:s text:c="2"/>headers: {</text:p>
      <text:p text:style-name="_5f_code"><text:s text:c="4"/>"Content-type": "application/json" <text:s/>// responseType: "json"</text:p>
      <text:p text:style-name="_5f_code"><text:s text:c="2"/>}</text:p>
      <text:p text:style-name="_5f_code">});</text:p>
      <text:p text:style-name="P12"><text:span text:style-name="T12">Этим переопределяется конфигурация. </text:span><text:span text:style-name="T6">Однако </text:span><text:span text:style-name="T10">это код работает нестабильно. Мой код.</text:span></text:p>
      <text:p text:style-name="_5f_code">const Axios = axios.create({</text:p>
      <text:p text:style-name="_5f_code"><text:s text:c="2"/>baseURL: "http://192.168.2.202:8080",</text:p>
      <text:p text:style-name="_5f_code"><text:s text:c="2"/>headers: {</text:p>
      <text:p text:style-name="_5f_code"><text:s text:c="4"/>"Content-type": "application/json" <text:s/>// responseType: "json"</text:p>
      <text:p text:style-name="_5f_code"><text:s text:c="2"/>}</text:p>
      <text:p text:style-name="_5f_code">});</text:p>
      <text:p text:style-name="P8">`baseURL` будет добавлен к` url`, если `url` не является абсолютным. Может быть удобно установить `baseURL` для экземпляра axios для передачи относительных URL методам этого экземпляра.</text:p>
      <text:p text:style-name="P4">`headers` это настраиваемые заголовки для отправки </text:p>
      <text:p text:style-name="P10">Ошибки обрабатываются стандартно через промисы, поскольку запрос асинхронный.</text:p>
      <text:p text:style-name="_5f_code">axios.post('/user', {</text:p>
      <text:p text:style-name="_5f_code"><text:s text:c="4"/>firstName: 'Fred',</text:p>
      <text:p text:style-name="_5f_code"><text:s text:c="4"/>lastName: 'Flintstone'</text:p>
      <text:p text:style-name="_5f_code"><text:s text:c="2"/>})</text:p>
      <text:p text:style-name="_5f_code"><text:s text:c="2"/>.then(function (response) {</text:p>
      <text:p text:style-name="_5f_code">// <text:span text:style-name="T14">обработка удачи</text:span></text:p>
      <text:p text:style-name="_5f_code"><text:s text:c="4"/>console.log(response);</text:p>
      <text:p text:style-name="_5f_code"><text:s text:c="2"/>})</text:p>
      <text:p text:style-name="_5f_code"><text:s text:c="2"/>.catch(function (error) {</text:p>
      <text:p text:style-name="_5f_code"><text:s text:c="4"/>// <text:span text:style-name="T14">обработка ошибки</text:span></text:p>
      <text:p text:style-name="_5f_code"><text:s text:c="4"/>console.log(error);</text:p>
      <text:p text:style-name="_5f_code"><text:s text:c="2"/>})</text:p>
      <text:p text:style-name="_5f_code"><text:s text:c="2"/>.then(function () {</text:p>
      <text:p text:style-name="_5f_code"><text:s text:c="4"/>// <text:span text:style-name="T14">выполняется всегда</text:span></text:p>
      <text:p text:style-name="_5f_code"><text:s text:c="2"/>});</text:p>
      <text:p text:style-name="P14"><text:span text:style-name="T18">Это можно посмотреть в </text:span><text:span text:style-name="T9">доке по промисам.</text:span></text:p>
      <text:p text:style-name="P15">Кусок рабочего кода:</text:p>
      <text:p text:style-name="P15"/>
      <text:p text:style-name="P9"/>
      <text:p text:style-name="P9"/>
      <text:p text:style-name="P9"/>
      <text:p text:style-name="P9"/>
      <text:p text:style-name="P9"/>
      <text:p text:style-name="_5f_heading_5f_1">Вся инструкция на английском</text:p>
      <text:p text:style-name="P4"/>
      <text:p text:style-name="P11">Установка </text:p>
      <text:p text:style-name="_5f_code">$ npm install axios --<text:span text:style-name="T2">save</text:span></text:p>
      <text:p text:style-name="P4">Example</text:p>
      <text:p text:style-name="P4">note: CommonJS usage</text:p>
      <text:p text:style-name="P4">In order to gain the TypeScript typings (for intellisense / autocomplete) while using CommonJS imports with <text:soft-page-break/>require() use the following approach:</text:p>
      <text:p text:style-name="P4"/>
      <text:p text:style-name="P4">const axios = require('axios').default;</text:p>
      <text:p text:style-name="P4"/>
      <text:p text:style-name="P4">// axios.&lt;method&gt; will now provide autocomplete and parameter typings</text:p>
      <text:p text:style-name="P4">Performing a GET request</text:p>
      <text:p text:style-name="P4"/>
      <text:p text:style-name="P4">const axios = require('axios');</text:p>
      <text:p text:style-name="P4"/>
      <text:p text:style-name="P4">// Make a request for a user with a given ID</text:p>
      <text:p text:style-name="P4">axios.get('/user?ID=12345')</text:p>
      <text:p text:style-name="P4"><text:s text:c="2"/>.then(function (response) {</text:p>
      <text:p text:style-name="P4"><text:s text:c="4"/>// handle success</text:p>
      <text:p text:style-name="P4"><text:s text:c="4"/>console.log(response);</text:p>
      <text:p text:style-name="P4"><text:s text:c="2"/>})</text:p>
      <text:p text:style-name="P4"><text:s text:c="2"/>.catch(function (error) {</text:p>
      <text:p text:style-name="P4"><text:s text:c="4"/>// handle error</text:p>
      <text:p text:style-name="P4"><text:s text:c="4"/>console.log(error);</text:p>
      <text:p text:style-name="P4"><text:s text:c="2"/>})</text:p>
      <text:p text:style-name="P4"><text:s text:c="2"/>.then(function () {</text:p>
      <text:p text:style-name="P4"><text:s text:c="4"/>// always executed</text:p>
      <text:p text:style-name="P4"><text:s text:c="2"/>});</text:p>
      <text:p text:style-name="P4"/>
      <text:p text:style-name="P4">// Optionally the request above could also be done as</text:p>
      <text:p text:style-name="P4">axios.get('/user', {</text:p>
      <text:p text:style-name="P4"><text:s text:c="4"/>params: {</text:p>
      <text:p text:style-name="P4"><text:s text:c="6"/>ID: 12345</text:p>
      <text:p text:style-name="P4"><text:s text:c="4"/>}</text:p>
      <text:p text:style-name="P4"><text:s text:c="2"/>})</text:p>
      <text:p text:style-name="P4"><text:s text:c="2"/>.then(function (response) {</text:p>
      <text:p text:style-name="P4"><text:s text:c="4"/>console.log(response);</text:p>
      <text:p text:style-name="P4"><text:s text:c="2"/>})</text:p>
      <text:p text:style-name="P4"><text:s text:c="2"/>.catch(function (error) {</text:p>
      <text:p text:style-name="P4"><text:s text:c="4"/>console.log(error);</text:p>
      <text:p text:style-name="P4"><text:s text:c="2"/>})</text:p>
      <text:p text:style-name="P4"><text:s text:c="2"/>.then(function () {</text:p>
      <text:p text:style-name="P4"><text:s text:c="4"/>// always executed</text:p>
      <text:p text:style-name="P4"><text:s text:c="2"/>}); <text:s/></text:p>
      <text:p text:style-name="P4"/>
      <text:p text:style-name="P4">// Want to use async/await? Add the `async` keyword to your outer function/method.</text:p>
      <text:p text:style-name="P4">async function getUser() {</text:p>
      <text:p text:style-name="P4"><text:s text:c="2"/>try {</text:p>
      <text:p text:style-name="P4"><text:s text:c="4"/>const response = await axios.get('/user?ID=12345');</text:p>
      <text:p text:style-name="P4"><text:s text:c="4"/>console.log(response);</text:p>
      <text:p text:style-name="P4"><text:s text:c="2"/>} catch (error) {</text:p>
      <text:p text:style-name="P4"><text:s text:c="4"/>console.error(error);</text:p>
      <text:p text:style-name="P4"><text:s text:c="2"/>}</text:p>
      <text:p text:style-name="P4">}</text:p>
      <text:p text:style-name="P4">NOTE: async/await is part of ECMAScript 2017 and is not supported in Internet Explorer and older browsers, so use with caution.</text:p>
      <text:p text:style-name="P4"/>
      <text:p text:style-name="P4">Performing a POST request</text:p>
      <text:p text:style-name="P4"/>
      <text:p text:style-name="P4">axios.post('/user', {</text:p>
      <text:p text:style-name="P4"><text:s text:c="4"/>firstName: 'Fred',</text:p>
      <text:p text:style-name="P4"><text:s text:c="4"/>lastName: 'Flintstone'</text:p>
      <text:p text:style-name="P4"><text:s text:c="2"/>})</text:p>
      <text:p text:style-name="P4"><text:s text:c="2"/>.then(function (response) {</text:p>
      <text:p text:style-name="P4"><text:s text:c="4"/>console.log(response);</text:p>
      <text:p text:style-name="P4"><text:soft-page-break/><text:s text:c="2"/>})</text:p>
      <text:p text:style-name="P4"><text:s text:c="2"/>.catch(function (error) {</text:p>
      <text:p text:style-name="P4"><text:s text:c="4"/>console.log(error);</text:p>
      <text:p text:style-name="P4"><text:s text:c="2"/>});</text:p>
      <text:p text:style-name="P4">Performing multiple concurrent requests</text:p>
      <text:p text:style-name="P4"/>
      <text:p text:style-name="P4">function getUserAccount() {</text:p>
      <text:p text:style-name="P4"><text:s text:c="2"/>return axios.get('/user/12345');</text:p>
      <text:p text:style-name="P4">}</text:p>
      <text:p text:style-name="P4"/>
      <text:p text:style-name="P4">function getUserPermissions() {</text:p>
      <text:p text:style-name="P4"><text:s text:c="2"/>return axios.get('/user/12345/permissions');</text:p>
      <text:p text:style-name="P4">}</text:p>
      <text:p text:style-name="P4"/>
      <text:p text:style-name="P4">Promise.all([getUserAccount(), getUserPermissions()])</text:p>
      <text:p text:style-name="P4"><text:s text:c="2"/>.then(function (results) {</text:p>
      <text:p text:style-name="P4"><text:s text:c="4"/>const acct = results[0];</text:p>
      <text:p text:style-name="P4"><text:s text:c="4"/>const perm = results[1];</text:p>
      <text:p text:style-name="P4"><text:s text:c="2"/>});</text:p>
      <text:p text:style-name="_5f_heading_5f_2">axios API</text:p>
      <text:p text:style-name="P4">Запросы можно сделать, передав соответствующий конфиг в <text:span text:style-name="_5f_bold">axios</text:span>.</text:p>
      <text:p text:style-name="_5f_text"><text:span text:style-name="_5f_bold">axios(config)</text:span></text:p>
      <text:p text:style-name="_5f_code">// Send a POST request</text:p>
      <text:p text:style-name="_5f_code">axios({</text:p>
      <text:p text:style-name="_5f_code"><text:s text:c="2"/>method: 'post',</text:p>
      <text:p text:style-name="_5f_code"><text:s text:c="2"/>url: '/user/12345',</text:p>
      <text:p text:style-name="_5f_code"><text:s text:c="2"/>data: {</text:p>
      <text:p text:style-name="_5f_code"><text:s text:c="4"/>firstName: 'Fred',</text:p>
      <text:p text:style-name="_5f_code"><text:s text:c="4"/>lastName: 'Flintstone'</text:p>
      <text:p text:style-name="_5f_code"><text:s text:c="2"/>}</text:p>
      <text:p text:style-name="_5f_code">});</text:p>
      <text:p text:style-name="P4"/>
      <text:p text:style-name="_5f_code">// GET request for remote image in node.js</text:p>
      <text:p text:style-name="_5f_code">axios({</text:p>
      <text:p text:style-name="_5f_code"><text:s text:c="2"/>method: 'get',</text:p>
      <text:p text:style-name="_5f_code"><text:s text:c="2"/>url: 'http://bit.ly/2mTM3nY',</text:p>
      <text:p text:style-name="_5f_code"><text:s text:c="2"/>responseType: 'stream'</text:p>
      <text:p text:style-name="_5f_code">})</text:p>
      <text:p text:style-name="_5f_code"><text:s text:c="2"/>.then(function (response) {</text:p>
      <text:p text:style-name="_5f_code"><text:s text:c="4"/>response.data.pipe(fs.createWriteStream('ada_lovelace.jpg'))</text:p>
      <text:p text:style-name="_5f_code"><text:s text:c="2"/>});</text:p>
      <text:p text:style-name="P4"><text:span text:style-name="_5f_bold">axios(url[, config])</text:span></text:p>
      <text:p text:style-name="_5f_code">// Send a GET request (default method)</text:p>
      <text:p text:style-name="_5f_code">axios('/user/12345');</text:p>
      <text:p text:style-name="_5f_heading_5f_3">Псевдонимы методов запроса</text:p>
      <text:p text:style-name="P4">Для удобства всем поддерживаемым методам запроса предоставлены псевдонимы.</text:p>
      <text:p text:style-name="P4"/>
      <text:p text:style-name="P4">axios.request(config)</text:p>
      <text:p text:style-name="P4">axios.get(url[, config])</text:p>
      <text:p text:style-name="P4">axios.delete(url[, config])</text:p>
      <text:p text:style-name="P4">axios.head(url[, config])</text:p>
      <text:p text:style-name="P4">axios.options(url[, config])</text:p>
      <text:p text:style-name="P4"><text:span text:style-name="_5f_bold">axios.post(url[, data[, config]])</text:span></text:p>
      <text:p text:style-name="P4"><text:soft-page-break/>axios.put(url[, data[, config]])</text:p>
      <text:p text:style-name="P4">axios.patch(url[, data[, config]])</text:p>
      <text:p text:style-name="P4">NOTE</text:p>
      <text:p text:style-name="P4">When using the alias methods url, method, and data properties don't need to be specified in config.</text:p>
      <text:p text:style-name="P4"/>
      <text:p text:style-name="P4">Concurrency (Deprecated)</text:p>
      <text:p text:style-name="P4">Please use Promise.all to replace the below functions.</text:p>
      <text:p text:style-name="P4"/>
      <text:p text:style-name="P4">Helper functions for dealing with concurrent requests.</text:p>
      <text:p text:style-name="P4"/>
      <text:p text:style-name="P4">axios.all(iterable) axios.spread(callback)</text:p>
      <text:p text:style-name="P4"/>
      <text:p text:style-name="_5f_heading_5f_2">Создание экземпляра</text:p>
      <text:p text:style-name="P4">Вы можете создать новый экземпляр <text:span text:style-name="_5f_bold">axios</text:span> с настраиваемой конфигурацией.</text:p>
      <text:p text:style-name="_5f_code">nst instance = axios.create({</text:p>
      <text:p text:style-name="_5f_code"><text:s text:c="2"/>baseURL: 'https://some-domain.com/api/',</text:p>
      <text:p text:style-name="_5f_code"><text:s text:c="2"/>timeout: 1000,</text:p>
      <text:p text:style-name="_5f_code"><text:s text:c="2"/>headers: {'X-Custom-Header': 'foobar'}</text:p>
      <text:p text:style-name="_5f_code">});</text:p>
      <text:p text:style-name="_5f_heading_5f_2">Методы</text:p>
      <text:p text:style-name="P4">Доступные методы экземпляра перечислены ниже. Указанная конфигурация будет объединена с конфигурацией экземпляра.</text:p>
      <text:p text:style-name="P4"/>
      <text:p text:style-name="_5f_code">axios#request(config)</text:p>
      <text:p text:style-name="_5f_code">axios#get(url[, config])</text:p>
      <text:p text:style-name="_5f_code">axios#delete(url[, config])</text:p>
      <text:p text:style-name="_5f_code">axios#head(url[, config])</text:p>
      <text:p text:style-name="_5f_code">axios#options(url[, config])</text:p>
      <text:p text:style-name="_5f_code">axios#post(url[, data[, config]])</text:p>
      <text:p text:style-name="_5f_code">axios#put(url[, data[, config]])</text:p>
      <text:p text:style-name="_5f_code">axios#patch(url[, data[, config]])</text:p>
      <text:p text:style-name="_5f_code">axios#getUri([config])</text:p>
      <text:p text:style-name="P3">Конфигурация запроса</text:p>
      <text:p text:style-name="P5"><text:span text:style-name="T4">Это доступные параметры конфигурации для выполнения запросов. Только url требуется. Запросы будут по умолчанию, GET если </text:span><text:span text:style-name="T7">метод</text:span><text:span text:style-name="T4"> не </text:span><text:span text:style-name="T7">указан</text:span><text:span text:style-name="T4">.</text:span></text:p>
      <text:p text:style-name="_5f_code">{</text:p>
      <text:p text:style-name="_5f_code"><text:s text:c="2"/>// `url` является URL сервера , который будет использоваться для запроса</text:p>
      <text:p text:style-name="_5f_code"><text:s text:c="2"/>url: '/user',</text:p>
      <text:p text:style-name="_5f_code"/>
      <text:p text:style-name="_5f_code"><text:s text:c="2"/>// `method` <text:span text:style-name="T11">- это метод запроса, который будет использоваться при создании</text:span></text:p>
      <text:p text:style-name="_5f_code"><text:s text:c="2"/>method: 'get', // по умолчанию</text:p>
      <text:p text:style-name="_5f_code"/>
      <text:p text:style-name="_5f_code"><text:s text:c="2"/>// `baseURL` будет добавлен к` url`, если `url` не является абсолютным. </text:p>
      <text:p text:style-name="_5f_code"><text:s text:c="2"/>// Может быть удобно установить `baseURL` для экземпляра axios для передачи</text:p>
      <text:p text:style-name="P1"><text:s text:c="2"/>// <text:s/>относительных URL методам этого экземпляра.</text:p>
      <text:p text:style-name="_5f_code"><text:s text:c="2"/>baseURL: 'https://some-domain.com/api/',</text:p>
      <text:p text:style-name="_5f_code"/>
      <text:p text:style-name="_5f_code"><text:s text:c="2"/>// `transformRequest` allows changes to the request data before it is sent to the server</text:p>
      <text:p text:style-name="_5f_code"><text:s text:c="2"/>// This is only applicable for request methods 'PUT', 'POST', 'PATCH' and 'DELETE'</text:p>
      <text:p text:style-name="_5f_code"><text:s text:c="2"/>// The last function in the array must return a string or an instance of Buffer, ArrayBuffer,</text:p>
      <text:p text:style-name="_5f_code"><text:s text:c="2"/>// FormData or Stream</text:p>
      <text:p text:style-name="_5f_code"><text:s text:c="2"/>// You may modify the headers object.</text:p>
      <text:p text:style-name="_5f_code"><text:s text:c="2"/>transformRequest: [function (data, headers) {</text:p>
      <text:p text:style-name="_5f_code"><text:soft-page-break/><text:s text:c="4"/>// Do whatever you want to transform the data</text:p>
      <text:p text:style-name="_5f_code"/>
      <text:p text:style-name="_5f_code"><text:s text:c="4"/>return data;</text:p>
      <text:p text:style-name="_5f_code"><text:s text:c="2"/>}],</text:p>
      <text:p text:style-name="_5f_code"/>
      <text:p text:style-name="_5f_code"><text:s text:c="2"/>// `transformResponse` allows changes to the response data to be made before</text:p>
      <text:p text:style-name="_5f_code"><text:s text:c="2"/>// it is passed to then/catch</text:p>
      <text:p text:style-name="_5f_code"><text:s text:c="2"/>transformResponse: [function (data) {</text:p>
      <text:p text:style-name="_5f_code"><text:s text:c="4"/>// Do whatever you want to transform the data</text:p>
      <text:p text:style-name="_5f_code"/>
      <text:p text:style-name="_5f_code"><text:s text:c="4"/>return data;</text:p>
      <text:p text:style-name="_5f_code"><text:s text:c="2"/>}],</text:p>
      <text:p text:style-name="_5f_code"/>
      <text:p text:style-name="_5f_code"><text:s text:c="2"/>// `headers` это настраиваемые заголовки для отправки </text:p>
      <text:p text:style-name="_5f_code"><text:s text:c="2"/>headers: {'X-Requested-With': 'XMLHttpRequest'},</text:p>
      <text:p text:style-name="_5f_code"/>
      <text:p text:style-name="_5f_code"><text:s text:c="2"/>// `params` are the URL parameters to be sent with the request</text:p>
      <text:p text:style-name="_5f_code"><text:s text:c="2"/>// Must be a plain object or a URLSearchParams object</text:p>
      <text:p text:style-name="_5f_code"><text:s text:c="2"/>params: {</text:p>
      <text:p text:style-name="_5f_code"><text:s text:c="4"/>ID: 12345</text:p>
      <text:p text:style-name="_5f_code"><text:s text:c="2"/>},</text:p>
      <text:p text:style-name="_5f_code"/>
      <text:p text:style-name="_5f_code"><text:s text:c="2"/>// `paramsSerializer` is an optional function in charge of serializing `params`</text:p>
      <text:p text:style-name="_5f_code"><text:s text:c="2"/>// (e.g. https://www.npmjs.com/package/qs, http://api.jquery.com/jquery.param/)</text:p>
      <text:p text:style-name="_5f_code"><text:s text:c="2"/>paramsSerializer: function (params) {</text:p>
      <text:p text:style-name="_5f_code"><text:s text:c="4"/>return Qs.stringify(params, {arrayFormat: 'brackets'})</text:p>
      <text:p text:style-name="_5f_code"><text:s text:c="2"/>},</text:p>
      <text:p text:style-name="_5f_code"/>
      <text:p text:style-name="_5f_code"><text:s text:c="2"/>// `data` is the data to be sent as the request body</text:p>
      <text:p text:style-name="_5f_code"><text:s text:c="2"/>// Only applicable for request methods 'PUT', 'POST', 'DELETE , and 'PATCH'</text:p>
      <text:p text:style-name="_5f_code"><text:s text:c="2"/>// When no `transformRequest` is set, must be of one of the following types:</text:p>
      <text:p text:style-name="_5f_code"><text:s text:c="2"/>// - string, plain object, ArrayBuffer, ArrayBufferView, URLSearchParams</text:p>
      <text:p text:style-name="_5f_code"><text:s text:c="2"/>// - Browser only: FormData, File, Blob</text:p>
      <text:p text:style-name="_5f_code"><text:s text:c="2"/>// - Node only: Stream, Buffer</text:p>
      <text:p text:style-name="_5f_code"><text:s text:c="2"/>data: {</text:p>
      <text:p text:style-name="_5f_code"><text:s text:c="4"/>firstName: 'Fred'</text:p>
      <text:p text:style-name="_5f_code"><text:s text:c="2"/>},</text:p>
      <text:p text:style-name="_5f_code"><text:s text:c="2"/></text:p>
      <text:p text:style-name="_5f_code"><text:s text:c="2"/>// syntax alternative to send data into the body</text:p>
      <text:p text:style-name="_5f_code"><text:s text:c="2"/>// method post</text:p>
      <text:p text:style-name="_5f_code"><text:s text:c="2"/>// only the value is sent, not the key</text:p>
      <text:p text:style-name="_5f_code"><text:s text:c="2"/>data: 'Country=Brasil&amp;City=Belo Horizonte',</text:p>
      <text:p text:style-name="_5f_code"/>
      <text:p text:style-name="_5f_code"><text:s text:c="2"/>// `timeout` specifies the number of milliseconds before the request times out.</text:p>
      <text:p text:style-name="_5f_code"><text:s text:c="2"/>// If the request takes longer than `timeout`, the request will be aborted.</text:p>
      <text:p text:style-name="_5f_code"><text:s text:c="2"/>timeout: 1000, // default is `0` (no timeout)</text:p>
      <text:p text:style-name="_5f_code"/>
      <text:p text:style-name="_5f_code"><text:s text:c="2"/>// `withCredentials` indicates whether or not cross-site Access-Control requests</text:p>
      <text:p text:style-name="_5f_code"><text:s text:c="2"/>// should be made using credentials</text:p>
      <text:p text:style-name="_5f_code"><text:s text:c="2"/>withCredentials: false, // default</text:p>
      <text:p text:style-name="_5f_code"/>
      <text:p text:style-name="_5f_code"><text:s text:c="2"/>// `adapter` allows custom handling of requests which makes testing easier.</text:p>
      <text:p text:style-name="_5f_code"><text:s text:c="2"/>// Return a promise and supply a valid response (see lib/adapters/README.md).</text:p>
      <text:p text:style-name="_5f_code"><text:s text:c="2"/>adapter: function (config) {</text:p>
      <text:p text:style-name="_5f_code"><text:s text:c="4"/>/* ... */</text:p>
      <text:p text:style-name="_5f_code"><text:s text:c="2"/>},</text:p>
      <text:p text:style-name="_5f_code"/>
      <text:p text:style-name="_5f_code"><text:s text:c="2"/>// `auth` indicates that HTTP Basic auth should be used, and supplies credentials.</text:p>
      <text:p text:style-name="_5f_code"><text:s text:c="2"/>// This will set an `Authorization` header, overwriting any existing</text:p>
      <text:p text:style-name="_5f_code"><text:s text:c="2"/>// `Authorization` custom headers you have set using `headers`.</text:p>
      <text:p text:style-name="_5f_code"><text:s text:c="2"/>// Please note that only HTTP Basic auth is configurable through this parameter.</text:p>
      <text:p text:style-name="_5f_code"><text:s text:c="2"/>// For Bearer tokens and such, use `Authorization` custom headers instead.</text:p>
      <text:p text:style-name="_5f_code"><text:s text:c="2"/>auth: {</text:p>
      <text:p text:style-name="_5f_code"><text:s text:c="4"/>username: 'janedoe',</text:p>
      <text:p text:style-name="_5f_code"><text:s text:c="4"/>password: 's00pers3cret'</text:p>
      <text:p text:style-name="_5f_code"><text:s text:c="2"/>},</text:p>
      <text:p text:style-name="_5f_code"/>
      <text:p text:style-name="_5f_code"><text:s text:c="2"/>// `responseType` indicates the type of data that the server will respond with</text:p>
      <text:p text:style-name="_5f_code"><text:soft-page-break/><text:s text:c="2"/>// options are: 'arraybuffer', 'document', 'json', 'text', 'stream'</text:p>
      <text:p text:style-name="_5f_code"><text:s text:c="2"/>// <text:s text:c="2"/>browser only: 'blob'</text:p>
      <text:p text:style-name="_5f_code"><text:s text:c="2"/>responseType: 'json', // default</text:p>
      <text:p text:style-name="_5f_code"/>
      <text:p text:style-name="_5f_code"><text:s text:c="2"/>// `responseEncoding` indicates encoding to use for decoding responses (Node.js only)</text:p>
      <text:p text:style-name="_5f_code"><text:s text:c="2"/>// Note: Ignored for `responseType` of 'stream' or client-side requests</text:p>
      <text:p text:style-name="_5f_code"><text:s text:c="2"/>responseEncoding: 'utf8', // default</text:p>
      <text:p text:style-name="_5f_code"/>
      <text:p text:style-name="_5f_code"><text:s text:c="2"/>// `xsrfCookieName` is the name of the cookie to use as a value for xsrf token</text:p>
      <text:p text:style-name="_5f_code"><text:s text:c="2"/>xsrfCookieName: 'XSRF-TOKEN', // default</text:p>
      <text:p text:style-name="_5f_code"/>
      <text:p text:style-name="_5f_code"><text:s text:c="2"/>// `xsrfHeaderName` is the name of the http header that carries the xsrf token value</text:p>
      <text:p text:style-name="_5f_code"><text:s text:c="2"/>xsrfHeaderName: 'X-XSRF-TOKEN', // default</text:p>
      <text:p text:style-name="_5f_code"/>
      <text:p text:style-name="_5f_code"><text:s text:c="2"/>// `onUploadProgress` allows handling of progress events for uploads</text:p>
      <text:p text:style-name="_5f_code"><text:s text:c="2"/>// browser only</text:p>
      <text:p text:style-name="_5f_code"><text:s text:c="2"/>onUploadProgress: function (progressEvent) {</text:p>
      <text:p text:style-name="_5f_code"><text:s text:c="4"/>// Do whatever you want with the native progress event</text:p>
      <text:p text:style-name="_5f_code"><text:s text:c="2"/>},</text:p>
      <text:p text:style-name="_5f_code"/>
      <text:p text:style-name="_5f_code"><text:s text:c="2"/>// `onDownloadProgress` allows handling of progress events for downloads</text:p>
      <text:p text:style-name="_5f_code"><text:s text:c="2"/>// browser only</text:p>
      <text:p text:style-name="_5f_code"><text:s text:c="2"/>onDownloadProgress: function (progressEvent) {</text:p>
      <text:p text:style-name="_5f_code"><text:s text:c="4"/>// Do whatever you want with the native progress event</text:p>
      <text:p text:style-name="_5f_code"><text:s text:c="2"/>},</text:p>
      <text:p text:style-name="_5f_code"/>
      <text:p text:style-name="_5f_code"><text:s text:c="2"/>// `maxContentLength` defines the max size of the http response content in bytes allowed in node.js</text:p>
      <text:p text:style-name="_5f_code"><text:s text:c="2"/>maxContentLength: 2000,</text:p>
      <text:p text:style-name="_5f_code"/>
      <text:p text:style-name="_5f_code"><text:s text:c="2"/>// `maxBodyLength` (Node only option) defines the max size of the http request content in bytes allowed</text:p>
      <text:p text:style-name="_5f_code"><text:s text:c="2"/>maxBodyLength: 2000,</text:p>
      <text:p text:style-name="_5f_code"/>
      <text:p text:style-name="_5f_code"><text:s text:c="2"/>// `validateStatus` defines whether to resolve or reject the promise for a given</text:p>
      <text:p text:style-name="_5f_code"><text:s text:c="2"/>// HTTP response status code. If `validateStatus` returns `true` (or is set to `null`</text:p>
      <text:p text:style-name="_5f_code"><text:s text:c="2"/>// or `undefined`), the promise will be resolved; otherwise, the promise will be</text:p>
      <text:p text:style-name="_5f_code"><text:s text:c="2"/>// rejected.</text:p>
      <text:p text:style-name="_5f_code"><text:s text:c="2"/>validateStatus: function (status) {</text:p>
      <text:p text:style-name="_5f_code"><text:s text:c="4"/>return status &gt;= 200 &amp;&amp; status &lt; 300; // default</text:p>
      <text:p text:style-name="_5f_code"><text:s text:c="2"/>},</text:p>
      <text:p text:style-name="_5f_code"/>
      <text:p text:style-name="_5f_code"><text:s text:c="2"/>// `maxRedirects` defines the maximum number of redirects to follow in node.js.</text:p>
      <text:p text:style-name="_5f_code"><text:s text:c="2"/>// If set to 0, no redirects will be followed.</text:p>
      <text:p text:style-name="_5f_code"><text:s text:c="2"/>maxRedirects: 5, // default</text:p>
      <text:p text:style-name="_5f_code"/>
      <text:p text:style-name="_5f_code"><text:s text:c="2"/>// `socketPath` defines a UNIX Socket to be used in node.js.</text:p>
      <text:p text:style-name="_5f_code"><text:s text:c="2"/>// e.g. '/var/run/docker.sock' to send requests to the docker daemon.</text:p>
      <text:p text:style-name="_5f_code"><text:s text:c="2"/>// Only either `socketPath` or `proxy` can be specified.</text:p>
      <text:p text:style-name="_5f_code"><text:s text:c="2"/>// If both are specified, `socketPath` is used.</text:p>
      <text:p text:style-name="_5f_code"><text:s text:c="2"/>socketPath: null, // default</text:p>
      <text:p text:style-name="_5f_code"/>
      <text:p text:style-name="_5f_code"><text:s text:c="2"/>// `httpAgent` and `httpsAgent` define a custom agent to be used when performing http</text:p>
      <text:p text:style-name="_5f_code"><text:s text:c="2"/>// and https requests, respectively, in node.js. This allows options to be added like</text:p>
      <text:p text:style-name="_5f_code"><text:s text:c="2"/>// `keepAlive` that are not enabled by default.</text:p>
      <text:p text:style-name="_5f_code"><text:s text:c="2"/>httpAgent: new http.Agent({ keepAlive: true }),</text:p>
      <text:p text:style-name="_5f_code"><text:s text:c="2"/>httpsAgent: new https.Agent({ keepAlive: true }),</text:p>
      <text:p text:style-name="_5f_code"/>
      <text:p text:style-name="_5f_code"><text:s text:c="2"/>// `proxy` defines the hostname and port of the proxy server.</text:p>
      <text:p text:style-name="_5f_code"><text:s text:c="2"/>// You can also define your proxy using the conventional `http_proxy` and</text:p>
      <text:p text:style-name="_5f_code"><text:s text:c="2"/>// `https_proxy` environment variables. If you are using environment variables</text:p>
      <text:p text:style-name="_5f_code"><text:s text:c="2"/>// for your proxy configuration, you can also define a `no_proxy` environment</text:p>
      <text:p text:style-name="_5f_code"><text:s text:c="2"/>// variable as a comma-separated list of domains that should not be proxied.</text:p>
      <text:p text:style-name="_5f_code"><text:s text:c="2"/>// Use `false` to disable proxies, ignoring environment variables.</text:p>
      <text:p text:style-name="_5f_code"><text:s text:c="2"/>// `auth` indicates that HTTP Basic auth should be used to connect to the proxy, and</text:p>
      <text:p text:style-name="_5f_code"><text:s text:c="2"/>// supplies credentials.</text:p>
      <text:p text:style-name="_5f_code"><text:s text:c="2"/>// This will set an `Proxy-Authorization` header, overwriting any existing</text:p>
      <text:p text:style-name="_5f_code"><text:s text:c="2"/>// `Proxy-Authorization` custom headers you have set using `headers`.</text:p>
      <text:p text:style-name="_5f_code"><text:soft-page-break/><text:s text:c="2"/>proxy: {</text:p>
      <text:p text:style-name="_5f_code"><text:s text:c="4"/>host: '127.0.0.1',</text:p>
      <text:p text:style-name="_5f_code"><text:s text:c="4"/>port: 9000,</text:p>
      <text:p text:style-name="_5f_code"><text:s text:c="4"/>auth: {</text:p>
      <text:p text:style-name="_5f_code"><text:s text:c="6"/>username: 'mikeymike',</text:p>
      <text:p text:style-name="_5f_code"><text:s text:c="6"/>password: 'rapunz3l'</text:p>
      <text:p text:style-name="_5f_code"><text:s text:c="4"/>}</text:p>
      <text:p text:style-name="_5f_code"><text:s text:c="2"/>},</text:p>
      <text:p text:style-name="_5f_code"/>
      <text:p text:style-name="_5f_code"><text:s text:c="2"/>// `cancelToken` specifies a cancel token that can be used to cancel the request</text:p>
      <text:p text:style-name="_5f_code"><text:s text:c="2"/>// (see Cancellation section below for details)</text:p>
      <text:p text:style-name="_5f_code"><text:s text:c="2"/>cancelToken: new CancelToken(function (cancel) {</text:p>
      <text:p text:style-name="_5f_code"><text:s text:c="2"/>}),</text:p>
      <text:p text:style-name="_5f_code"/>
      <text:p text:style-name="_5f_code"><text:s text:c="2"/>// `decompress` indicates whether or not the response body should be decompressed </text:p>
      <text:p text:style-name="_5f_code"><text:s text:c="2"/>// automatically. If set to `true` will also remove the 'content-encoding' header </text:p>
      <text:p text:style-name="_5f_code"><text:s text:c="2"/>// from the responses objects of all decompressed responses</text:p>
      <text:p text:style-name="_5f_code"><text:s text:c="2"/>// - Node only (XHR cannot turn off decompression)</text:p>
      <text:p text:style-name="_5f_code"><text:s text:c="2"/>decompress: true // default</text:p>
      <text:p text:style-name="_5f_code"/>
      <text:p text:style-name="_5f_code">}</text:p>
      <text:p text:style-name="P4">Response Schema</text:p>
      <text:p text:style-name="P4">The response for a request contains the following information.</text:p>
      <text:p text:style-name="P4"/>
      <text:p text:style-name="P4">{</text:p>
      <text:p text:style-name="P4"><text:s text:c="2"/>// `data` is the response that was provided by the server</text:p>
      <text:p text:style-name="P4"><text:s text:c="2"/>data: {},</text:p>
      <text:p text:style-name="P4"/>
      <text:p text:style-name="P4"><text:s text:c="2"/>// `status` is the HTTP status code from the server response</text:p>
      <text:p text:style-name="P4"><text:s text:c="2"/>status: 200,</text:p>
      <text:p text:style-name="P4"/>
      <text:p text:style-name="P4"><text:s text:c="2"/>// `statusText` is the HTTP status message from the server response</text:p>
      <text:p text:style-name="P4"><text:s text:c="2"/>statusText: 'OK',</text:p>
      <text:p text:style-name="P4"/>
      <text:p text:style-name="P4"><text:s text:c="2"/>// `headers` the HTTP headers that the server responded with</text:p>
      <text:p text:style-name="P4"><text:s text:c="2"/>// All header names are lower cased and can be accessed using the bracket notation.</text:p>
      <text:p text:style-name="P4"><text:s text:c="2"/>// Example: `response.headers['content-type']`</text:p>
      <text:p text:style-name="P4"><text:s text:c="2"/>headers: {},</text:p>
      <text:p text:style-name="P4"/>
      <text:p text:style-name="P4"><text:s text:c="2"/>// `config` is the config that was provided to `axios` for the request</text:p>
      <text:p text:style-name="P4"><text:s text:c="2"/>config: {},</text:p>
      <text:p text:style-name="P4"/>
      <text:p text:style-name="P4"><text:s text:c="2"/>// `request` is the request that generated this response</text:p>
      <text:p text:style-name="P4"><text:s text:c="2"/>// It is the last ClientRequest instance in node.js (in redirects)</text:p>
      <text:p text:style-name="P4"><text:s text:c="2"/>// and an XMLHttpRequest instance in the browser</text:p>
      <text:p text:style-name="P4"><text:s text:c="2"/>request: {}</text:p>
      <text:p text:style-name="P4">}</text:p>
      <text:p text:style-name="P4">When using then, you will receive the response as follows:</text:p>
      <text:p text:style-name="P4"/>
      <text:p text:style-name="P4">axios.get('/user/12345')</text:p>
      <text:p text:style-name="P4"><text:s text:c="2"/>.then(function (response) {</text:p>
      <text:p text:style-name="P4"><text:s text:c="4"/>console.log(response.data);</text:p>
      <text:p text:style-name="P4"><text:s text:c="4"/>console.log(response.status);</text:p>
      <text:p text:style-name="P4"><text:s text:c="4"/>console.log(response.statusText);</text:p>
      <text:p text:style-name="P4"><text:s text:c="4"/>console.log(response.headers);</text:p>
      <text:p text:style-name="P4"><text:s text:c="4"/>console.log(response.config);</text:p>
      <text:p text:style-name="P4"><text:s text:c="2"/>});</text:p>
      <text:p text:style-name="P4">When using catch, or passing a rejection callback as second parameter of then, the response will be available through the error object as explained in the Handling Errors section.</text:p>
      <text:p text:style-name="P4"/>
      <text:p text:style-name="P4">Config Defaults</text:p>
      <text:p text:style-name="P4"><text:soft-page-break/>You can specify config defaults that will be applied to every request.</text:p>
      <text:p text:style-name="P4"/>
      <text:p text:style-name="P4">Global axios defaults</text:p>
      <text:p text:style-name="P4">axios.defaults.baseURL = 'https://api.example.com';</text:p>
      <text:p text:style-name="P4">axios.defaults.headers.common['Authorization'] = AUTH_TOKEN;</text:p>
      <text:p text:style-name="P4">axios.defaults.headers.post['Content-Type'] = 'application/x-www-form-urlencoded';</text:p>
      <text:p text:style-name="P4">Custom instance defaults</text:p>
      <text:p text:style-name="P4">// Set config defaults when creating the instance</text:p>
      <text:p text:style-name="P4">const instance = axios.create({</text:p>
      <text:p text:style-name="P4"><text:s text:c="2"/>baseURL: 'https://api.example.com'</text:p>
      <text:p text:style-name="P4">});</text:p>
      <text:p text:style-name="P4"/>
      <text:p text:style-name="P4">// Alter defaults after instance has been created</text:p>
      <text:p text:style-name="P4">instance.defaults.headers.common['Authorization'] = AUTH_TOKEN;</text:p>
      <text:p text:style-name="P4">Config order of precedence</text:p>
      <text:p text:style-name="P4">Config will be merged with an order of precedence. The order is library defaults found in lib/defaults.js, then defaults property of the instance, and finally config argument for the request. The latter will take precedence over the former. Here's an example.</text:p>
      <text:p text:style-name="P4"/>
      <text:p text:style-name="P4">// Create an instance using the config defaults provided by the library</text:p>
      <text:p text:style-name="P4">// At this point the timeout config value is `0` as is the default for the library</text:p>
      <text:p text:style-name="P4">const instance = axios.create();</text:p>
      <text:p text:style-name="P4"/>
      <text:p text:style-name="P4">// Override timeout default for the library</text:p>
      <text:p text:style-name="P4">// Now all requests using this instance will wait 2.5 seconds before timing out</text:p>
      <text:p text:style-name="P4">instance.defaults.timeout = 2500;</text:p>
      <text:p text:style-name="P4"/>
      <text:p text:style-name="P4">// Override timeout for this request as it's known to take a long time</text:p>
      <text:p text:style-name="P4">instance.get('/longRequest', {</text:p>
      <text:p text:style-name="P4"><text:s text:c="2"/>timeout: 5000</text:p>
      <text:p text:style-name="P4">});</text:p>
      <text:p text:style-name="P4">Interceptors</text:p>
      <text:p text:style-name="P4">You can intercept requests or responses before they are handled by then or catch.</text:p>
      <text:p text:style-name="P4"/>
      <text:p text:style-name="P4">// Add a request interceptor</text:p>
      <text:p text:style-name="P4">axios.interceptors.request.use(function (config) {</text:p>
      <text:p text:style-name="P4"><text:s text:c="4"/>// Do something before request is sent</text:p>
      <text:p text:style-name="P4"><text:s text:c="4"/>return config;</text:p>
      <text:p text:style-name="P4"><text:s text:c="2"/>}, function (error) {</text:p>
      <text:p text:style-name="P4"><text:s text:c="4"/>// Do something with request error</text:p>
      <text:p text:style-name="P4"><text:s text:c="4"/>return Promise.reject(error);</text:p>
      <text:p text:style-name="P4"><text:s text:c="2"/>});</text:p>
      <text:p text:style-name="P4"/>
      <text:p text:style-name="P4">// Add a response interceptor</text:p>
      <text:p text:style-name="P4">axios.interceptors.response.use(function (response) {</text:p>
      <text:p text:style-name="P4"><text:s text:c="4"/>// Any status code that lie within the range of 2xx cause this function to trigger</text:p>
      <text:p text:style-name="P4"><text:s text:c="4"/>// Do something with response data</text:p>
      <text:p text:style-name="P4"><text:s text:c="4"/>return response;</text:p>
      <text:p text:style-name="P4"><text:s text:c="2"/>}, function (error) {</text:p>
      <text:p text:style-name="P4"><text:s text:c="4"/>// Any status codes that falls outside the range of 2xx cause this function to trigger</text:p>
      <text:p text:style-name="P4"><text:s text:c="4"/>// Do something with response error</text:p>
      <text:p text:style-name="P4"><text:s text:c="4"/>return Promise.reject(error);</text:p>
      <text:p text:style-name="P4"><text:s text:c="2"/>});</text:p>
      <text:p text:style-name="P4">If you need to remove an interceptor later you can.</text:p>
      <text:p text:style-name="P4"/>
      <text:p text:style-name="P4">const myInterceptor = axios.interceptors.request.use(function () {/*...*/});</text:p>
      <text:p text:style-name="P4">axios.interceptors.request.eject(myInterceptor);</text:p>
      <text:p text:style-name="P4">You can add interceptors to a custom instance of axios.</text:p>
      <text:p text:style-name="P4"/>
      <text:p text:style-name="P4"><text:soft-page-break/>const instance = axios.create();</text:p>
      <text:p text:style-name="P4">instance.interceptors.request.use(function () {/*...*/});</text:p>
      <text:p text:style-name="P4">Handling Errors</text:p>
      <text:p text:style-name="P4">axios.get('/user/12345')</text:p>
      <text:p text:style-name="P4"><text:s text:c="2"/>.catch(function (error) {</text:p>
      <text:p text:style-name="P4"><text:s text:c="4"/>if (error.response) {</text:p>
      <text:p text:style-name="P4"><text:s text:c="6"/>// The request was made and the server responded with a status code</text:p>
      <text:p text:style-name="P4"><text:s text:c="6"/>// that falls out of the range of 2xx</text:p>
      <text:p text:style-name="P4"><text:s text:c="6"/>console.log(error.response.data);</text:p>
      <text:p text:style-name="P4"><text:s text:c="6"/>console.log(error.response.status);</text:p>
      <text:p text:style-name="P4"><text:s text:c="6"/>console.log(error.response.headers);</text:p>
      <text:p text:style-name="P4"><text:s text:c="4"/>} else if (error.request) {</text:p>
      <text:p text:style-name="P4"><text:s text:c="6"/>// The request was made but no response was received</text:p>
      <text:p text:style-name="P4"><text:s text:c="6"/>// `error.request` is an instance of XMLHttpRequest in the browser and an instance of</text:p>
      <text:p text:style-name="P4"><text:s text:c="6"/>// http.ClientRequest in node.js</text:p>
      <text:p text:style-name="P4"><text:s text:c="6"/>console.log(error.request);</text:p>
      <text:p text:style-name="P4"><text:s text:c="4"/>} else {</text:p>
      <text:p text:style-name="P4"><text:s text:c="6"/>// Something happened in setting up the request that triggered an Error</text:p>
      <text:p text:style-name="P4"><text:s text:c="6"/>console.log('Error', error.message);</text:p>
      <text:p text:style-name="P4"><text:s text:c="4"/>}</text:p>
      <text:p text:style-name="P4"><text:s text:c="4"/>console.log(error.config);</text:p>
      <text:p text:style-name="P4"><text:s text:c="2"/>});</text:p>
      <text:p text:style-name="P4">Using the validateStatus config option, you can define HTTP code(s) that should throw an error.</text:p>
      <text:p text:style-name="P4"/>
      <text:p text:style-name="P4">axios.get('/user/12345', {</text:p>
      <text:p text:style-name="P4"><text:s text:c="2"/>validateStatus: function (status) {</text:p>
      <text:p text:style-name="P4"><text:s text:c="4"/>return status &lt; 500; // Resolve only if the status code is less than 500</text:p>
      <text:p text:style-name="P4"><text:s text:c="2"/>}</text:p>
      <text:p text:style-name="P4">})</text:p>
      <text:p text:style-name="P4">Using toJSON you get an object with more information about the HTTP error.</text:p>
      <text:p text:style-name="P4"/>
      <text:p text:style-name="P4">axios.get('/user/12345')</text:p>
      <text:p text:style-name="P4"><text:s text:c="2"/>.catch(function (error) {</text:p>
      <text:p text:style-name="P4"><text:s text:c="4"/>console.log(error.toJSON());</text:p>
      <text:p text:style-name="P4"><text:s text:c="2"/>});</text:p>
      <text:p text:style-name="P4">Cancellation</text:p>
      <text:p text:style-name="P4">You can cancel a request using a cancel token.</text:p>
      <text:p text:style-name="P4"/>
      <text:p text:style-name="P4">The axios cancel token API is based on the withdrawn cancelable promises proposal.</text:p>
      <text:p text:style-name="P4"/>
      <text:p text:style-name="P4">You can create a cancel token using the CancelToken.source factory as shown below:</text:p>
      <text:p text:style-name="P4"/>
      <text:p text:style-name="P4">const CancelToken = axios.CancelToken;</text:p>
      <text:p text:style-name="P4">const source = CancelToken.source();</text:p>
      <text:p text:style-name="P4"/>
      <text:p text:style-name="P4">axios.get('/user/12345', {</text:p>
      <text:p text:style-name="P4"><text:s text:c="2"/>cancelToken: source.token</text:p>
      <text:p text:style-name="P4">}).catch(function (thrown) {</text:p>
      <text:p text:style-name="P4"><text:s text:c="2"/>if (axios.isCancel(thrown)) {</text:p>
      <text:p text:style-name="P4"><text:s text:c="4"/>console.log('Request canceled', thrown.message);</text:p>
      <text:p text:style-name="P4"><text:s text:c="2"/>} else {</text:p>
      <text:p text:style-name="P4"><text:s text:c="4"/>// handle error</text:p>
      <text:p text:style-name="P4"><text:s text:c="2"/>}</text:p>
      <text:p text:style-name="P4">});</text:p>
      <text:p text:style-name="P4"/>
      <text:p text:style-name="P4">axios.post('/user/12345', {</text:p>
      <text:p text:style-name="P4"><text:s text:c="2"/>name: 'new name'</text:p>
      <text:p text:style-name="P4">}, {</text:p>
      <text:p text:style-name="P4"><text:s text:c="2"/>cancelToken: source.token</text:p>
      <text:p text:style-name="P4"><text:soft-page-break/>})</text:p>
      <text:p text:style-name="P4"/>
      <text:p text:style-name="P4">// cancel the request (the message parameter is optional)</text:p>
      <text:p text:style-name="P4">source.cancel('Operation canceled by the user.');</text:p>
      <text:p text:style-name="P4">You can also create a cancel token by passing an executor function to the CancelToken constructor:</text:p>
      <text:p text:style-name="P4"/>
      <text:p text:style-name="P4">const CancelToken = axios.CancelToken;</text:p>
      <text:p text:style-name="P4">let cancel;</text:p>
      <text:p text:style-name="P4"/>
      <text:p text:style-name="P4">axios.get('/user/12345', {</text:p>
      <text:p text:style-name="P4"><text:s text:c="2"/>cancelToken: new CancelToken(function executor(c) {</text:p>
      <text:p text:style-name="P4"><text:s text:c="4"/>// An executor function receives a cancel function as a parameter</text:p>
      <text:p text:style-name="P4"><text:s text:c="4"/>cancel = c;</text:p>
      <text:p text:style-name="P4"><text:s text:c="2"/>})</text:p>
      <text:p text:style-name="P4">});</text:p>
      <text:p text:style-name="P4"/>
      <text:p text:style-name="P4">// cancel the request</text:p>
      <text:p text:style-name="P4">cancel();</text:p>
      <text:p text:style-name="P4">Note: you can cancel several requests with the same cancel token.</text:p>
      <text:p text:style-name="P4"/>
      <text:p text:style-name="P4">Using application/x-www-form-urlencoded format</text:p>
      <text:p text:style-name="P4">By default, axios serializes JavaScript objects to JSON. To send data in the application/x-www-form-urlencoded format instead, you can use one of the following options.</text:p>
      <text:p text:style-name="P4"/>
      <text:p text:style-name="P4">Browser</text:p>
      <text:p text:style-name="P4">In a browser, you can use the URLSearchParams API as follows:</text:p>
      <text:p text:style-name="P4"/>
      <text:p text:style-name="P4">const params = new URLSearchParams();</text:p>
      <text:p text:style-name="P4">params.append('param1', 'value1');</text:p>
      <text:p text:style-name="P4">params.append('param2', 'value2');</text:p>
      <text:p text:style-name="P4">axios.post('/foo', params);</text:p>
      <text:p text:style-name="P4">Note that URLSearchParams is not supported by all browsers (see caniuse.com), but there is a polyfill available (make sure to polyfill the global environment).</text:p>
      <text:p text:style-name="P4"/>
      <text:p text:style-name="P4">Alternatively, you can encode data using the qs library:</text:p>
      <text:p text:style-name="P4"/>
      <text:p text:style-name="P4">const qs = require('qs');</text:p>
      <text:p text:style-name="P4">axios.post('/foo', qs.stringify({ 'bar': 123 }));</text:p>
      <text:p text:style-name="P4">Or in another way (ES6),</text:p>
      <text:p text:style-name="P4"/>
      <text:p text:style-name="P4">import qs from 'qs';</text:p>
      <text:p text:style-name="P4">const data = { 'bar': 123 };</text:p>
      <text:p text:style-name="P4">const options = {</text:p>
      <text:p text:style-name="P4"><text:s text:c="2"/>method: 'POST',</text:p>
      <text:p text:style-name="P4"><text:s text:c="2"/>headers: { 'content-type': 'application/x-www-form-urlencoded' },</text:p>
      <text:p text:style-name="P4"><text:s text:c="2"/>data: qs.stringify(data),</text:p>
      <text:p text:style-name="P4"><text:s text:c="2"/>url,</text:p>
      <text:p text:style-name="P4">};</text:p>
      <text:p text:style-name="P4">axios(options);</text:p>
      <text:p text:style-name="P4">Node.js</text:p>
      <text:p text:style-name="P4">Query string</text:p>
      <text:p text:style-name="P4">In node.js, you can use the querystring module as follows:</text:p>
      <text:p text:style-name="P4"/>
      <text:p text:style-name="P4">const querystring = require('querystring');</text:p>
      <text:p text:style-name="P4">axios.post('http://something.com/', querystring.stringify({ foo: 'bar' }));</text:p>
      <text:p text:style-name="P4">or 'URLSearchParams' from 'url module' as follows:</text:p>
      <text:p text:style-name="P4"/>
      <text:p text:style-name="P4">const url = require('url');</text:p>
      <text:p text:style-name="P4">const params = new url.URLSearchParams({ foo: 'bar' });</text:p>
      <text:p text:style-name="P4"><text:soft-page-break/>axios.post('http://something.com/', params.toString());</text:p>
      <text:p text:style-name="P4">You can also use the qs library.</text:p>
      <text:p text:style-name="P4"/>
      <text:p text:style-name="P4">NOTE</text:p>
      <text:p text:style-name="P4">The qs library is preferable if you need to stringify nested objects, as the querystring method has known issues with that use case (https://github.com/nodejs/node-v0.x-archive/issues/1665).</text:p>
      <text:p text:style-name="P4"/>
      <text:p text:style-name="P4">Form data</text:p>
      <text:p text:style-name="P4">In node.js, you can use the form-data library as follows:</text:p>
      <text:p text:style-name="P4"/>
      <text:p text:style-name="P4">const FormData = require('form-data');</text:p>
      <text:p text:style-name="P4"><text:s/></text:p>
      <text:p text:style-name="P4">const form = new FormData();</text:p>
      <text:p text:style-name="P4">form.append('my_field', 'my value');</text:p>
      <text:p text:style-name="P4">form.append('my_buffer', new Buffer(10));</text:p>
      <text:p text:style-name="P4">form.append('my_file', fs.createReadStream('/foo/bar.jpg'));</text:p>
      <text:p text:style-name="P4"/>
      <text:p text:style-name="P4">axios.post('https://example.com', form, { headers: form.getHeaders() })</text:p>
      <text:p text:style-name="P4">Alternatively, use an interceptor:</text:p>
      <text:p text:style-name="P4"/>
      <text:p text:style-name="P4">axios.interceptors.request.use(config =&gt; {</text:p>
      <text:p text:style-name="P4"><text:s text:c="2"/>if (config.data instanceof FormData) {</text:p>
      <text:p text:style-name="P4"><text:s text:c="4"/>Object.assign(config.headers, config.data.getHeaders());</text:p>
      <text:p text:style-name="P4"><text:s text:c="2"/>}</text:p>
      <text:p text:style-name="P4"><text:s text:c="2"/>return config;</text:p>
      <text:p text:style-name="P4">});</text:p>
      <text:p text:style-name="P4">Semver</text:p>
      <text:p text:style-name="P4">Until axios reaches a 1.0 release, breaking changes will be released with a new minor version. For example 0.5.1, and 0.5.4 will have the same API, but 0.6.0 will have breaking changes.</text:p>
      <text:p text:style-name="P4"/>
      <text:p text:style-name="P4">Promises</text:p>
      <text:p text:style-name="P4">axios depends on a native ES6 Promise implementation to be supported. If your environment doesn't support ES6 Promises, you can polyfill.</text:p>
      <text:p text:style-name="P4"/>
      <text:p text:style-name="P4">TypeScript</text:p>
      <text:p text:style-name="P4">axios includes TypeScript definitions.</text:p>
      <text:p text:style-name="P4"/>
      <text:p text:style-name="P4">import axios from 'axios';</text:p>
      <text:p text:style-name="P4">axios.get('/user?ID=12345');</text:p>
      <text:p text:style-name="P4">Resources</text:p>
      <text:p text:style-name="P4">Changelog</text:p>
      <text:p text:style-name="P4">Upgrade Guide</text:p>
      <text:p text:style-name="P4">Ecosystem</text:p>
      <text:p text:style-name="P4">Contributing Guide</text:p>
      <text:p text:style-name="P4">Code of Conduct</text:p>
      <text:p text:style-name="P4">Credits</text:p>
      <text:p text:style-name="P4">axios is heavily inspired by the $http service provided in Angular. Ultimately axios is an effort to provide a standalone $http-like service for use outside of Angular.</text:p>
      <text:p text:style-name="P4"/>
      <text:p text:style-name="P4">License</text:p>
      <text:p text:style-name="P4">MIT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2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3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2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1" fo:font-family="Calibri" style:font-style-name="Жирный" style:font-family-generic="swiss" style:font-pitch="variable" fo:font-size="10pt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2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3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3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3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5T18:56:43.832000000</dc:date>
    <meta:editing-duration>PT12H3M31S</meta:editing-duration>
    <meta:editing-cycles>39</meta:editing-cycles>
    <meta:generator>LibreOffice/7.0.1.2$Windows_X86_64 LibreOffice_project/7cbcfc562f6eb6708b5ff7d7397325de9e764452</meta:generator>
    <meta:document-statistic meta:table-count="0" meta:image-count="0" meta:object-count="0" meta:page-count="11" meta:paragraph-count="525" meta:word-count="2755" meta:character-count="20642" meta:non-whitespace-character-count="17583"/>
  </office:meta>
</office:document-meta>
</file>